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calcext="urn:org:documentfoundation:names:experimental:calc:xmlns:calcext:1.0" xmlns:loext="urn:org:documentfoundation:names:experimental:office:xmlns:loext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1.868cm"/>
    </style:style>
    <style:style style:name="co4" style:family="table-column">
      <style:table-column-properties fo:break-before="auto" style:column-width="3.164cm"/>
    </style:style>
    <style:style style:name="co5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8.3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_2" table:style-name="ta1" table:print="false">
        <table:shapes>
          <draw:frame draw:z-index="0" draw:style-name="gr1" draw:text-style-name="P1" svg:width="14.332cm" svg:height="7.842cm" svg:x="27.399cm" svg:y="5.62cm">
            <draw:object draw:notify-on-update-of-ranges="Arkusz1_2.A13:Arkusz1_2.A20 Arkusz1_2.B12:Arkusz1_2.C12 Arkusz1_2.L13:Arkusz1_2.L20 Arkusz1_2.B32:Arkusz1_2.C32 Arkusz1_2.L33:Arkusz1_2.L40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row table:style-name="ro2">
          <table:table-cell office:value-type="string">
            <text:p>Threads</text:p>
          </table:table-cell>
          <table:table-cell/>
          <table:table-cell office:value-type="string">
            <text:p>Blocks</text:p>
          </table:table-cell>
          <table:table-cell table:number-columns-repeated="6"/>
          <table:table-cell office:value-type="string">
            <text:p>Blocks</text:p>
          </table:table-cell>
          <table:table-cell table:number-columns-repeated="7"/>
        </table:table-row>
        <table:table-row table:style-name="ro2">
          <table:table-cell office:value-type="string">
            <text:p>1D1D</text:p>
          </table:table-cell>
          <table:table-cell office:value-type="float" office:value="256">
            <text:p>256</text:p>
          </table:table-cell>
          <table:table-cell office:value-type="string">
            <text:p>1D1D</text:p>
          </table:table-cell>
          <table:table-cell office:value-type="string">
            <text:p>(nx+threads-1)/threads</text:p>
          </table:table-cell>
          <table:table-cell table:number-columns-repeated="5"/>
          <table:table-cell office:value-type="string">
            <text:p>1D1D</text:p>
          </table:table-cell>
          <table:table-cell office:value-type="string">
            <text:p>2D2D</text:p>
          </table:table-cell>
          <table:table-cell table:number-columns-repeated="6"/>
        </table:table-row>
        <table:table-row table:style-name="ro2">
          <table:table-cell office:value-type="string">
            <text:p>2D2D</text:p>
          </table:table-cell>
          <table:table-cell office:value-type="string">
            <text:p>16x16</text:p>
          </table:table-cell>
          <table:table-cell office:value-type="string">
            <text:p>2D2D</text:p>
          </table:table-cell>
          <table:table-cell office:value-type="string">
            <text:p>((nx+threads.x-1)/threads.x)x((ny+threads.y-1)/threads.y)</text:p>
          </table:table-cell>
          <table:table-cell table:number-columns-repeated="5"/>
          <table:table-cell table:formula="of:=([.$B$2]+SQRT([.A13])-1)/[.$B$2]" office:value-type="float" office:value="1.00844639711003">
            <text:p>1,0084463971</text:p>
          </table:table-cell>
          <table:table-cell table:formula="of:=((SQRT([.A13])+15)/16)" office:value-type="float" office:value="1.13514235376052">
            <text:p>1,1351423538</text:p>
          </table:table-cell>
          <table:table-cell table:number-columns-repeated="6"/>
        </table:table-row>
        <table:table-row table:style-name="ro2">
          <table:table-cell table:number-columns-repeated="9"/>
          <table:table-cell table:formula="of:=([.$B$2]+SQRT([.A14])-1)/[.$B$2]" office:value-type="float" office:value="1.03515625">
            <text:p>1,03515625</text:p>
          </table:table-cell>
          <table:table-cell table:formula="of:=((SQRT([.A14])+15)/16)" office:value-type="float" office:value="1.5625">
            <text:p>1,5625</text:p>
          </table:table-cell>
          <table:table-cell table:number-columns-repeated="6"/>
        </table:table-row>
        <table:table-row table:style-name="ro2">
          <table:table-cell table:number-columns-repeated="9"/>
          <table:table-cell table:formula="of:=([.$B$2]+SQRT([.A15])-1)/[.$B$2]" office:value-type="float" office:value="1.11962022110033">
            <text:p>1,1196202211</text:p>
          </table:table-cell>
          <table:table-cell table:formula="of:=((SQRT([.A15])+15)/16)" office:value-type="float" office:value="2.91392353760524">
            <text:p>2,9139235376</text:p>
          </table:table-cell>
          <table:table-cell table:number-columns-repeated="6"/>
        </table:table-row>
        <table:table-row table:style-name="ro2">
          <table:table-cell table:number-columns-repeated="9"/>
          <table:table-cell table:formula="of:=([.$B$2]+SQRT([.A16])-1)/[.$B$2]" office:value-type="float" office:value="1.38671875">
            <text:p>1,38671875</text:p>
          </table:table-cell>
          <table:table-cell table:formula="of:=((SQRT([.A16])+15)/16)" office:value-type="float" office:value="7.1875">
            <text:p>7,1875</text:p>
          </table:table-cell>
          <table:table-cell table:number-columns-repeated="6"/>
        </table:table-row>
        <table:table-row table:style-name="ro2">
          <table:table-cell table:number-columns-repeated="9"/>
          <table:table-cell table:formula="of:=([.$B$2]+SQRT([.A17])-1)/[.$B$2]" office:value-type="float" office:value="2.23135846100327">
            <text:p>2,231358461</text:p>
          </table:table-cell>
          <table:table-cell table:formula="of:=((SQRT([.A17])+15)/16)" office:value-type="float" office:value="20.7017353760524">
            <text:p>20,7017353761</text:p>
          </table:table-cell>
          <table:table-cell table:number-columns-repeated="6"/>
        </table:table-row>
        <table:table-row table:style-name="ro2">
          <table:table-cell table:number-columns-repeated="9"/>
          <table:table-cell table:formula="of:=([.$B$2]+SQRT([.A18])-1)/[.$B$2]" office:value-type="float" office:value="4.90234375">
            <text:p>4,90234375</text:p>
          </table:table-cell>
          <table:table-cell table:formula="of:=((SQRT([.A18])+15)/16)" office:value-type="float" office:value="63.4375">
            <text:p>63,4375</text:p>
          </table:table-cell>
          <table:table-cell table:number-columns-repeated="6"/>
        </table:table-row>
        <table:table-row table:style-name="ro2">
          <table:table-cell table:number-columns-repeated="9"/>
          <table:table-cell table:formula="of:=([.$B$2]+SQRT([.A19])-1)/[.$B$2]" office:value-type="float" office:value="13.3487408600327">
            <text:p>13,34874086</text:p>
          </table:table-cell>
          <table:table-cell table:formula="of:=((SQRT([.A19])+15)/16)" office:value-type="float" office:value="198.579853760524">
            <text:p>198,5798537605</text:p>
          </table:table-cell>
          <table:table-cell table:number-columns-repeated="6"/>
        </table:table-row>
        <table:table-row table:style-name="ro2">
          <table:table-cell table:number-columns-repeated="9"/>
          <table:table-cell table:formula="of:=([.$B$2]+SQRT([.A20])-1)/[.$B$2]" office:value-type="float" office:value="40.05859375">
            <text:p>40,05859375</text:p>
          </table:table-cell>
          <table:table-cell table:formula="of:=((SQRT([.A20])+15)/16)" office:value-type="float" office:value="625.9375">
            <text:p>625,9375</text:p>
          </table:table-cell>
          <table:table-cell table:number-columns-repeated="6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Dyadic</text:p>
          </table:table-cell>
          <table:table-cell office:value-type="string">
            <text:p>device</text:p>
          </table:table-cell>
          <table:table-cell office:value-type="string">
            <text:p>1D1D</text:p>
          </table:table-cell>
          <table:table-cell table:number-columns-repeated="8"/>
          <table:table-cell office:value-type="string">
            <text:p>Średnia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formula="of:=AVERAGE([.B13:.K13])/1000000" office:value-type="float" office:value="0.0000361">
            <text:p>0,000036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number-columns-repeated="2"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table:formula="of:=AVERAGE([.B14:.K14])/1000000" office:value-type="float" office:value="0.000037">
            <text:p>0,000037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formula="of:=AVERAGE([.B15:.K15])/1000000" office:value-type="float" office:value="0.0000524">
            <text:p>0,0000524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table:formula="of:=AVERAGE([.B16:.K16])/1000000" office:value-type="float" office:value="0.0001045">
            <text:p>0,0001045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287">
            <text:p>287</text:p>
          </table:table-cell>
          <table:table-cell office:value-type="float" office:value="284">
            <text:p>284</text:p>
          </table:table-cell>
          <table:table-cell office:value-type="float" office:value="298">
            <text:p>298</text:p>
          </table:table-cell>
          <table:table-cell office:value-type="float" office:value="290">
            <text:p>290</text:p>
          </table:table-cell>
          <table:table-cell office:value-type="float" office:value="282">
            <text:p>282</text:p>
          </table:table-cell>
          <table:table-cell office:value-type="float" office:value="284">
            <text:p>284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282">
            <text:p>282</text:p>
          </table:table-cell>
          <table:table-cell office:value-type="float" office:value="290">
            <text:p>290</text:p>
          </table:table-cell>
          <table:table-cell table:formula="of:=AVERAGE([.B17:.K17])/1000000" office:value-type="float" office:value="0.0002876">
            <text:p>0,0002876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855">
            <text:p>855</text:p>
          </table:table-cell>
          <table:table-cell office:value-type="float" office:value="867">
            <text:p>867</text:p>
          </table:table-cell>
          <table:table-cell office:value-type="float" office:value="854">
            <text:p>854</text:p>
          </table:table-cell>
          <table:table-cell office:value-type="float" office:value="853">
            <text:p>853</text:p>
          </table:table-cell>
          <table:table-cell office:value-type="float" office:value="857">
            <text:p>857</text:p>
          </table:table-cell>
          <table:table-cell office:value-type="float" office:value="858">
            <text:p>858</text:p>
          </table:table-cell>
          <table:table-cell office:value-type="float" office:value="863">
            <text:p>863</text:p>
          </table:table-cell>
          <table:table-cell office:value-type="float" office:value="868">
            <text:p>868</text:p>
          </table:table-cell>
          <table:table-cell table:number-columns-repeated="2" office:value-type="float" office:value="864">
            <text:p>864</text:p>
          </table:table-cell>
          <table:table-cell table:formula="of:=AVERAGE([.B18:.K18])/1000000" office:value-type="float" office:value="0.0008603">
            <text:p>0,0008603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2596">
            <text:p>2596</text:p>
          </table:table-cell>
          <table:table-cell office:value-type="float" office:value="2607">
            <text:p>2607</text:p>
          </table:table-cell>
          <table:table-cell office:value-type="float" office:value="4988">
            <text:p>4988</text:p>
          </table:table-cell>
          <table:table-cell office:value-type="float" office:value="2592">
            <text:p>2592</text:p>
          </table:table-cell>
          <table:table-cell office:value-type="float" office:value="2511">
            <text:p>2511</text:p>
          </table:table-cell>
          <table:table-cell office:value-type="float" office:value="2595">
            <text:p>2595</text:p>
          </table:table-cell>
          <table:table-cell office:value-type="float" office:value="2542">
            <text:p>2542</text:p>
          </table:table-cell>
          <table:table-cell office:value-type="float" office:value="2593">
            <text:p>2593</text:p>
          </table:table-cell>
          <table:table-cell office:value-type="float" office:value="2525">
            <text:p>2525</text:p>
          </table:table-cell>
          <table:table-cell office:value-type="float" office:value="2593">
            <text:p>2593</text:p>
          </table:table-cell>
          <table:table-cell table:formula="of:=AVERAGE([.B19:.K19])/1000000" office:value-type="float" office:value="0.0028142">
            <text:p>0,0028142</text:p>
          </table:table-cell>
          <table:table-cell table:number-columns-repeated="5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7886">
            <text:p>7886</text:p>
          </table:table-cell>
          <table:table-cell office:value-type="float" office:value="7904">
            <text:p>7904</text:p>
          </table:table-cell>
          <table:table-cell office:value-type="float" office:value="7915">
            <text:p>7915</text:p>
          </table:table-cell>
          <table:table-cell office:value-type="float" office:value="7896">
            <text:p>7896</text:p>
          </table:table-cell>
          <table:table-cell office:value-type="float" office:value="7909">
            <text:p>7909</text:p>
          </table:table-cell>
          <table:table-cell office:value-type="float" office:value="7901">
            <text:p>7901</text:p>
          </table:table-cell>
          <table:table-cell office:value-type="float" office:value="7897">
            <text:p>7897</text:p>
          </table:table-cell>
          <table:table-cell office:value-type="float" office:value="8415">
            <text:p>8415</text:p>
          </table:table-cell>
          <table:table-cell office:value-type="float" office:value="7902">
            <text:p>7902</text:p>
          </table:table-cell>
          <table:table-cell office:value-type="float" office:value="7913">
            <text:p>7913</text:p>
          </table:table-cell>
          <table:table-cell table:formula="of:=AVERAGE([.B20:.K20])/1000000" office:value-type="float" office:value="0.0079538">
            <text:p>0,0079538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Dyadic</text:p>
          </table:table-cell>
          <table:table-cell office:value-type="string">
            <text:p>host</text:p>
          </table:table-cell>
          <table:table-cell office:value-type="string">
            <text:p>1D1D</text:p>
          </table:table-cell>
          <table:table-cell table:number-columns-repeated="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AVERAGE([.B23:.K23])/1000000" office:value-type="float" office:value="0.0000117">
            <text:p>0,000011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2" office:value-type="float" office:value="12">
            <text:p>12</text:p>
          </table:table-cell>
          <table:table-cell table:formula="of:=AVERAGE([.B24:.K24])/1000000" office:value-type="float" office:value="0.0000135">
            <text:p>0,0000135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table:number-columns-repeated="4"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AVERAGE([.B25:.K25])/1000000" office:value-type="float" office:value="0.000019">
            <text:p>0,000019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table:formula="of:=AVERAGE([.B26:.K26])/1000000" office:value-type="float" office:value="0.0000848">
            <text:p>0,0000848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979">
            <text:p>979</text:p>
          </table:table-cell>
          <table:table-cell office:value-type="float" office:value="972">
            <text:p>972</text:p>
          </table:table-cell>
          <table:table-cell office:value-type="float" office:value="971">
            <text:p>971</text:p>
          </table:table-cell>
          <table:table-cell office:value-type="float" office:value="973">
            <text:p>973</text:p>
          </table:table-cell>
          <table:table-cell office:value-type="float" office:value="969">
            <text:p>969</text:p>
          </table:table-cell>
          <table:table-cell office:value-type="float" office:value="975">
            <text:p>975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973">
            <text:p>973</text:p>
          </table:table-cell>
          <table:table-cell office:value-type="float" office:value="970">
            <text:p>970</text:p>
          </table:table-cell>
          <table:table-cell table:formula="of:=AVERAGE([.B27:.K27])/1000000" office:value-type="float" office:value="0.0009734">
            <text:p>0,0009734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11543">
            <text:p>11543</text:p>
          </table:table-cell>
          <table:table-cell office:value-type="float" office:value="11912">
            <text:p>11912</text:p>
          </table:table-cell>
          <table:table-cell office:value-type="float" office:value="12043">
            <text:p>12043</text:p>
          </table:table-cell>
          <table:table-cell office:value-type="float" office:value="11850">
            <text:p>11850</text:p>
          </table:table-cell>
          <table:table-cell office:value-type="float" office:value="12083">
            <text:p>12083</text:p>
          </table:table-cell>
          <table:table-cell office:value-type="float" office:value="12012">
            <text:p>12012</text:p>
          </table:table-cell>
          <table:table-cell office:value-type="float" office:value="14693">
            <text:p>14693</text:p>
          </table:table-cell>
          <table:table-cell office:value-type="float" office:value="11930">
            <text:p>11930</text:p>
          </table:table-cell>
          <table:table-cell office:value-type="float" office:value="12065">
            <text:p>12065</text:p>
          </table:table-cell>
          <table:table-cell office:value-type="float" office:value="11926">
            <text:p>11926</text:p>
          </table:table-cell>
          <table:table-cell table:formula="of:=AVERAGE([.B28:.K28])/1000000" office:value-type="float" office:value="0.0122057">
            <text:p>0,0122057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113159">
            <text:p>113159</text:p>
          </table:table-cell>
          <table:table-cell office:value-type="float" office:value="113768">
            <text:p>113768</text:p>
          </table:table-cell>
          <table:table-cell office:value-type="float" office:value="113557">
            <text:p>113557</text:p>
          </table:table-cell>
          <table:table-cell office:value-type="float" office:value="113482">
            <text:p>113482</text:p>
          </table:table-cell>
          <table:table-cell office:value-type="float" office:value="113496">
            <text:p>113496</text:p>
          </table:table-cell>
          <table:table-cell office:value-type="float" office:value="112989">
            <text:p>112989</text:p>
          </table:table-cell>
          <table:table-cell office:value-type="float" office:value="112836">
            <text:p>112836</text:p>
          </table:table-cell>
          <table:table-cell office:value-type="float" office:value="113439">
            <text:p>113439</text:p>
          </table:table-cell>
          <table:table-cell office:value-type="float" office:value="114491">
            <text:p>114491</text:p>
          </table:table-cell>
          <table:table-cell office:value-type="float" office:value="114249">
            <text:p>114249</text:p>
          </table:table-cell>
          <table:table-cell table:formula="of:=AVERAGE([.B29:.K29])/1000000" office:value-type="float" office:value="0.1135466">
            <text:p>0,1135466</text:p>
          </table:table-cell>
          <table:table-cell table:number-columns-repeated="5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938927">
            <text:p>938927</text:p>
          </table:table-cell>
          <table:table-cell office:value-type="float" office:value="943885">
            <text:p>943885</text:p>
          </table:table-cell>
          <table:table-cell office:value-type="float" office:value="935352">
            <text:p>935352</text:p>
          </table:table-cell>
          <table:table-cell office:value-type="float" office:value="934502">
            <text:p>934502</text:p>
          </table:table-cell>
          <table:table-cell office:value-type="float" office:value="945624">
            <text:p>945624</text:p>
          </table:table-cell>
          <table:table-cell office:value-type="float" office:value="942506">
            <text:p>942506</text:p>
          </table:table-cell>
          <table:table-cell office:value-type="float" office:value="956529">
            <text:p>956529</text:p>
          </table:table-cell>
          <table:table-cell office:value-type="float" office:value="948596">
            <text:p>948596</text:p>
          </table:table-cell>
          <table:table-cell office:value-type="float" office:value="954854">
            <text:p>954854</text:p>
          </table:table-cell>
          <table:table-cell office:value-type="float" office:value="949628">
            <text:p>949628</text:p>
          </table:table-cell>
          <table:table-cell table:formula="of:=AVERAGE([.B30:.K30])/1000000" office:value-type="float" office:value="0.9450403">
            <text:p>0,9450403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Dyadic</text:p>
          </table:table-cell>
          <table:table-cell office:value-type="string">
            <text:p>device</text:p>
          </table:table-cell>
          <table:table-cell office:value-type="string">
            <text:p>2D2D</text:p>
          </table:table-cell>
          <table:table-cell table:number-columns-repeated="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number-columns-repeated="2"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formula="of:=AVERAGE([.B33:.K33])/1000000" office:value-type="float" office:value="0.0000335">
            <text:p>0,000033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32">
            <text:p>32</text:p>
          </table:table-cell>
          <table:table-cell table:formula="of:=AVERAGE([.B34:.K34])/1000000" office:value-type="float" office:value="0.0000329">
            <text:p>0,0000329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33">
            <text:p>33</text:p>
          </table:table-cell>
          <table:table-cell table:number-columns-repeated="3"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 office:value-type="float" office:value="32">
            <text:p>32</text:p>
          </table:table-cell>
          <table:table-cell table:formula="of:=AVERAGE([.B35:.K35])/1000000" office:value-type="float" office:value="0.0000326">
            <text:p>0,0000326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number-columns-repeated="2"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2" office:value-type="float" office:value="26">
            <text:p>26</text:p>
          </table:table-cell>
          <table:table-cell table:formula="of:=AVERAGE([.B36:.K36])/1000000" office:value-type="float" office:value="0.0000317">
            <text:p>0,0000317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2" office:value-type="float" office:value="52">
            <text:p>52</text:p>
          </table:table-cell>
          <table:table-cell table:formula="of:=AVERAGE([.B37:.K37])/1000000" office:value-type="float" office:value="0.0000505">
            <text:p>0,0000505</text:p>
          </table:table-cell>
          <table:table-cell table:number-columns-repeated="5"/>
        </table:table-row>
        <table:table-row table:style-name="ro2">
          <table:table-cell table:formula="of:=1000000" office:value-type="float" office:value="1000000">
            <text:p>100000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41">
            <text:p>141</text:p>
          </table:table-cell>
          <table:table-cell table:formula="of:=AVERAGE([.B38:.K38])/1000000" office:value-type="float" office:value="0.0001427">
            <text:p>0,0001427</text:p>
          </table:table-cell>
          <table:table-cell table:number-columns-repeated="5"/>
        </table:table-row>
        <table:table-row table:style-name="ro2">
          <table:table-cell table:formula="of:=10000000" office:value-type="float" office:value="10000000">
            <text:p>10000000</text:p>
          </table:table-cell>
          <table:table-cell office:value-type="float" office:value="694">
            <text:p>694</text:p>
          </table:table-cell>
          <table:table-cell office:value-type="float" office:value="639">
            <text:p>639</text:p>
          </table:table-cell>
          <table:table-cell office:value-type="float" office:value="703">
            <text:p>703</text:p>
          </table:table-cell>
          <table:table-cell office:value-type="float" office:value="631">
            <text:p>631</text:p>
          </table:table-cell>
          <table:table-cell office:value-type="float" office:value="618">
            <text:p>618</text:p>
          </table:table-cell>
          <table:table-cell office:value-type="float" office:value="640">
            <text:p>640</text:p>
          </table:table-cell>
          <table:table-cell office:value-type="float" office:value="608">
            <text:p>608</text:p>
          </table:table-cell>
          <table:table-cell office:value-type="float" office:value="637">
            <text:p>637</text:p>
          </table:table-cell>
          <table:table-cell office:value-type="float" office:value="609">
            <text:p>609</text:p>
          </table:table-cell>
          <table:table-cell office:value-type="float" office:value="752">
            <text:p>752</text:p>
          </table:table-cell>
          <table:table-cell table:formula="of:=AVERAGE([.B39:.K39])/1000000" office:value-type="float" office:value="0.0006531">
            <text:p>0,0006531</text:p>
          </table:table-cell>
          <table:table-cell table:number-columns-repeated="5"/>
        </table:table-row>
        <table:table-row table:style-name="ro2">
          <table:table-cell table:formula="of:=100000000" office:value-type="float" office:value="100000000">
            <text:p>100000000</text:p>
          </table:table-cell>
          <table:table-cell office:value-type="float" office:value="5544">
            <text:p>5544</text:p>
          </table:table-cell>
          <table:table-cell office:value-type="float" office:value="5533">
            <text:p>5533</text:p>
          </table:table-cell>
          <table:table-cell office:value-type="float" office:value="5552">
            <text:p>5552</text:p>
          </table:table-cell>
          <table:table-cell office:value-type="float" office:value="5527">
            <text:p>5527</text:p>
          </table:table-cell>
          <table:table-cell office:value-type="float" office:value="5548">
            <text:p>5548</text:p>
          </table:table-cell>
          <table:table-cell office:value-type="float" office:value="5530">
            <text:p>5530</text:p>
          </table:table-cell>
          <table:table-cell office:value-type="float" office:value="5515">
            <text:p>5515</text:p>
          </table:table-cell>
          <table:table-cell office:value-type="float" office:value="5522">
            <text:p>5522</text:p>
          </table:table-cell>
          <table:table-cell office:value-type="float" office:value="5541">
            <text:p>5541</text:p>
          </table:table-cell>
          <table:table-cell office:value-type="float" office:value="5524">
            <text:p>5524</text:p>
          </table:table-cell>
          <table:table-cell table:formula="of:=AVERAGE([.B40:.K40])/1000000" office:value-type="float" office:value="0.0055336">
            <text:p>0,0055336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Dyadic</text:p>
          </table:table-cell>
          <table:table-cell office:value-type="string">
            <text:p>host</text:p>
          </table:table-cell>
          <table:table-cell office:value-type="string">
            <text:p>2D2D</text:p>
          </table:table-cell>
          <table:table-cell table:number-columns-repeated="14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AVERAGE([.B43:.K43])/1000000" office:value-type="float" office:value="0.0000115">
            <text:p>0,000011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formula="of:=AVERAGE([.B44:.K44])/1000000" office:value-type="float" office:value="0.0000115">
            <text:p>0,0000115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table:formula="of:=AVERAGE([.B45:.K45])/1000000" office:value-type="float" office:value="0.0000189">
            <text:p>0,0000189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01">
            <text:p>10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3" office:value-type="float" office:value="84">
            <text:p>84</text:p>
          </table:table-cell>
          <table:table-cell table:formula="of:=AVERAGE([.B46:.K46])/1000000" office:value-type="float" office:value="0.0000861">
            <text:p>0,0000861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011">
            <text:p>1011</text:p>
          </table:table-cell>
          <table:table-cell office:value-type="float" office:value="1005">
            <text:p>1005</text:p>
          </table:table-cell>
          <table:table-cell office:value-type="float" office:value="1000">
            <text:p>1000</text:p>
          </table:table-cell>
          <table:table-cell office:value-type="float" office:value="980">
            <text:p>980</text:p>
          </table:table-cell>
          <table:table-cell office:value-type="float" office:value="994">
            <text:p>994</text:p>
          </table:table-cell>
          <table:table-cell office:value-type="float" office:value="957">
            <text:p>957</text:p>
          </table:table-cell>
          <table:table-cell office:value-type="float" office:value="964">
            <text:p>964</text:p>
          </table:table-cell>
          <table:table-cell office:value-type="float" office:value="981">
            <text:p>981</text:p>
          </table:table-cell>
          <table:table-cell office:value-type="float" office:value="964">
            <text:p>964</text:p>
          </table:table-cell>
          <table:table-cell office:value-type="float" office:value="960">
            <text:p>960</text:p>
          </table:table-cell>
          <table:table-cell table:formula="of:=AVERAGE([.B47:.K47])/1000000" office:value-type="float" office:value="0.0009816">
            <text:p>0,0009816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9073">
            <text:p>9073</text:p>
          </table:table-cell>
          <table:table-cell office:value-type="float" office:value="9080">
            <text:p>9080</text:p>
          </table:table-cell>
          <table:table-cell office:value-type="float" office:value="9071">
            <text:p>9071</text:p>
          </table:table-cell>
          <table:table-cell office:value-type="float" office:value="8861">
            <text:p>8861</text:p>
          </table:table-cell>
          <table:table-cell office:value-type="float" office:value="9102">
            <text:p>9102</text:p>
          </table:table-cell>
          <table:table-cell office:value-type="float" office:value="8874">
            <text:p>8874</text:p>
          </table:table-cell>
          <table:table-cell office:value-type="float" office:value="8901">
            <text:p>8901</text:p>
          </table:table-cell>
          <table:table-cell office:value-type="float" office:value="8935">
            <text:p>8935</text:p>
          </table:table-cell>
          <table:table-cell office:value-type="float" office:value="8979">
            <text:p>8979</text:p>
          </table:table-cell>
          <table:table-cell office:value-type="float" office:value="8915">
            <text:p>8915</text:p>
          </table:table-cell>
          <table:table-cell table:formula="of:=AVERAGE([.B48:.K48])/1000000" office:value-type="float" office:value="0.0089791">
            <text:p>0,0089791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110096">
            <text:p>110096</text:p>
          </table:table-cell>
          <table:table-cell office:value-type="float" office:value="109519">
            <text:p>109519</text:p>
          </table:table-cell>
          <table:table-cell office:value-type="float" office:value="111482">
            <text:p>111482</text:p>
          </table:table-cell>
          <table:table-cell office:value-type="float" office:value="107761">
            <text:p>107761</text:p>
          </table:table-cell>
          <table:table-cell office:value-type="float" office:value="107322">
            <text:p>107322</text:p>
          </table:table-cell>
          <table:table-cell office:value-type="float" office:value="110857">
            <text:p>110857</text:p>
          </table:table-cell>
          <table:table-cell office:value-type="float" office:value="109960">
            <text:p>109960</text:p>
          </table:table-cell>
          <table:table-cell office:value-type="float" office:value="108191">
            <text:p>108191</text:p>
          </table:table-cell>
          <table:table-cell office:value-type="float" office:value="111104">
            <text:p>111104</text:p>
          </table:table-cell>
          <table:table-cell office:value-type="float" office:value="107535">
            <text:p>107535</text:p>
          </table:table-cell>
          <table:table-cell table:formula="of:=AVERAGE([.B49:.K49])/1000000" office:value-type="float" office:value="0.1093827">
            <text:p>0,1093827</text:p>
          </table:table-cell>
          <table:table-cell table:number-columns-repeated="5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922249">
            <text:p>922249</text:p>
          </table:table-cell>
          <table:table-cell office:value-type="float" office:value="912333">
            <text:p>912333</text:p>
          </table:table-cell>
          <table:table-cell office:value-type="float" office:value="919230">
            <text:p>919230</text:p>
          </table:table-cell>
          <table:table-cell office:value-type="float" office:value="922588">
            <text:p>922588</text:p>
          </table:table-cell>
          <table:table-cell office:value-type="float" office:value="918547">
            <text:p>918547</text:p>
          </table:table-cell>
          <table:table-cell office:value-type="float" office:value="914515">
            <text:p>914515</text:p>
          </table:table-cell>
          <table:table-cell office:value-type="float" office:value="922842">
            <text:p>922842</text:p>
          </table:table-cell>
          <table:table-cell office:value-type="float" office:value="918540">
            <text:p>918540</text:p>
          </table:table-cell>
          <table:table-cell office:value-type="float" office:value="924108">
            <text:p>924108</text:p>
          </table:table-cell>
          <table:table-cell office:value-type="float" office:value="922962">
            <text:p>922962</text:p>
          </table:table-cell>
          <table:table-cell table:formula="of:=AVERAGE([.B50:.K50])/1000000" office:value-type="float" office:value="0.9197914">
            <text:p>0,9197914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Matrix add</text:p>
          </table:table-cell>
          <table:table-cell office:value-type="string">
            <text:p>device</text:p>
          </table:table-cell>
          <table:table-cell office:value-type="string">
            <text:p>1D1D</text:p>
          </table:table-cell>
          <table:table-cell table:number-columns-repeated="9"/>
          <table:table-cell>
            <draw:frame table:end-cell-address="Arkusz1_2.Q70" table:end-x="5.274cm" table:end-y="0.451cm" draw:z-index="1" draw:style-name="gr1" draw:text-style-name="P1" svg:width="14.026cm" svg:height="8.243cm" svg:x="0.281cm" svg:y="0.338cm">
              <draw:object draw:notify-on-update-of-ranges="Arkusz1_2.A53:Arkusz1_2.A60 Arkusz1_2.B52:Arkusz1_2.C52 Arkusz1_2.L53:Arkusz1_2.L60 Arkusz1_2.B72:Arkusz1_2.C72 Arkusz1_2.L73:Arkusz1_2.L8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6"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AVERAGE([.B53:.K53])/1000000" office:value-type="float" office:value="0.0000277">
            <text:p>0,000027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formula="of:=AVERAGE([.B54:.K54])/1000000" office:value-type="float" office:value="0.0000331">
            <text:p>0,0000331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table:number-columns-repeated="4"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5" office:value-type="float" office:value="53">
            <text:p>53</text:p>
          </table:table-cell>
          <table:table-cell table:formula="of:=AVERAGE([.B55:.K55])/1000000" office:value-type="float" office:value="0.0000531">
            <text:p>0,0000531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127">
            <text:p>127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table:formula="of:=AVERAGE([.B56:.K56])/1000000" office:value-type="float" office:value="0.000129">
            <text:p>0,000129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375">
            <text:p>375</text:p>
          </table:table-cell>
          <table:table-cell office:value-type="float" office:value="440">
            <text:p>440</text:p>
          </table:table-cell>
          <table:table-cell office:value-type="float" office:value="374">
            <text:p>374</text:p>
          </table:table-cell>
          <table:table-cell office:value-type="float" office:value="372">
            <text:p>372</text:p>
          </table:table-cell>
          <table:table-cell office:value-type="float" office:value="383">
            <text:p>383</text:p>
          </table:table-cell>
          <table:table-cell office:value-type="float" office:value="374">
            <text:p>374</text:p>
          </table:table-cell>
          <table:table-cell office:value-type="float" office:value="381">
            <text:p>381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table:formula="of:=AVERAGE([.B57:.K57])/1000000" office:value-type="float" office:value="0.0003812">
            <text:p>0,0003812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1449">
            <text:p>1449</text:p>
          </table:table-cell>
          <table:table-cell office:value-type="float" office:value="1446">
            <text:p>1446</text:p>
          </table:table-cell>
          <table:table-cell office:value-type="float" office:value="1450">
            <text:p>1450</text:p>
          </table:table-cell>
          <table:table-cell office:value-type="float" office:value="1452">
            <text:p>1452</text:p>
          </table:table-cell>
          <table:table-cell office:value-type="float" office:value="1417">
            <text:p>1417</text:p>
          </table:table-cell>
          <table:table-cell table:number-columns-repeated="2" office:value-type="float" office:value="1411">
            <text:p>1411</text:p>
          </table:table-cell>
          <table:table-cell office:value-type="float" office:value="1421">
            <text:p>1421</text:p>
          </table:table-cell>
          <table:table-cell office:value-type="float" office:value="1411">
            <text:p>1411</text:p>
          </table:table-cell>
          <table:table-cell office:value-type="float" office:value="1407">
            <text:p>1407</text:p>
          </table:table-cell>
          <table:table-cell table:formula="of:=AVERAGE([.B58:.K58])/1000000" office:value-type="float" office:value="0.0014275">
            <text:p>0,0014275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4441">
            <text:p>4441</text:p>
          </table:table-cell>
          <table:table-cell office:value-type="float" office:value="4513">
            <text:p>4513</text:p>
          </table:table-cell>
          <table:table-cell office:value-type="float" office:value="4466">
            <text:p>4466</text:p>
          </table:table-cell>
          <table:table-cell office:value-type="float" office:value="4449">
            <text:p>4449</text:p>
          </table:table-cell>
          <table:table-cell office:value-type="float" office:value="4462">
            <text:p>4462</text:p>
          </table:table-cell>
          <table:table-cell office:value-type="float" office:value="4480">
            <text:p>4480</text:p>
          </table:table-cell>
          <table:table-cell office:value-type="float" office:value="4445">
            <text:p>4445</text:p>
          </table:table-cell>
          <table:table-cell office:value-type="float" office:value="4455">
            <text:p>4455</text:p>
          </table:table-cell>
          <table:table-cell office:value-type="float" office:value="4459">
            <text:p>4459</text:p>
          </table:table-cell>
          <table:table-cell office:value-type="float" office:value="4465">
            <text:p>4465</text:p>
          </table:table-cell>
          <table:table-cell table:formula="of:=AVERAGE([.B59:.K59])/1000000" office:value-type="float" office:value="0.0044635">
            <text:p>0,0044635</text:p>
          </table:table-cell>
          <table:table-cell table:number-columns-repeated="5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15167">
            <text:p>15167</text:p>
          </table:table-cell>
          <table:table-cell table:number-columns-repeated="2" office:value-type="float" office:value="15174">
            <text:p>15174</text:p>
          </table:table-cell>
          <table:table-cell office:value-type="float" office:value="15161">
            <text:p>15161</text:p>
          </table:table-cell>
          <table:table-cell office:value-type="float" office:value="15165">
            <text:p>15165</text:p>
          </table:table-cell>
          <table:table-cell office:value-type="float" office:value="15157">
            <text:p>15157</text:p>
          </table:table-cell>
          <table:table-cell office:value-type="float" office:value="16242">
            <text:p>16242</text:p>
          </table:table-cell>
          <table:table-cell office:value-type="float" office:value="15175">
            <text:p>15175</text:p>
          </table:table-cell>
          <table:table-cell office:value-type="float" office:value="15150">
            <text:p>15150</text:p>
          </table:table-cell>
          <table:table-cell office:value-type="float" office:value="15151">
            <text:p>15151</text:p>
          </table:table-cell>
          <table:table-cell table:formula="of:=AVERAGE([.B60:.K60])/1000000" office:value-type="float" office:value="0.0152716">
            <text:p>0,0152716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Matrix add</text:p>
          </table:table-cell>
          <table:table-cell office:value-type="string">
            <text:p>host</text:p>
          </table:table-cell>
          <table:table-cell office:value-type="string">
            <text:p>1D1D</text:p>
          </table:table-cell>
          <table:table-cell table:number-columns-repeated="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7">
            <text:p>7</text:p>
          </table:table-cell>
          <table:table-cell table:formula="of:=AVERAGE([.B63:.K63])/1000000" office:value-type="float" office:value="0.0000105">
            <text:p>0,000010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table:number-columns-repeated="5"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64:.K64])/1000000" office:value-type="float" office:value="0.0000101">
            <text:p>0,0000101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formula="of:=AVERAGE([.B65:.K65])/1000000" office:value-type="float" office:value="0.0000165">
            <text:p>0,000016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table:formula="of:=AVERAGE([.B66:.K66])/1000000" office:value-type="float" office:value="0.0000923">
            <text:p>0,0000923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159">
            <text:p>1159</text:p>
          </table:table-cell>
          <table:table-cell office:value-type="float" office:value="1145">
            <text:p>1145</text:p>
          </table:table-cell>
          <table:table-cell office:value-type="float" office:value="1150">
            <text:p>1150</text:p>
          </table:table-cell>
          <table:table-cell office:value-type="float" office:value="1145">
            <text:p>1145</text:p>
          </table:table-cell>
          <table:table-cell office:value-type="float" office:value="1142">
            <text:p>1142</text:p>
          </table:table-cell>
          <table:table-cell office:value-type="float" office:value="1168">
            <text:p>1168</text:p>
          </table:table-cell>
          <table:table-cell office:value-type="float" office:value="1143">
            <text:p>1143</text:p>
          </table:table-cell>
          <table:table-cell office:value-type="float" office:value="1146">
            <text:p>1146</text:p>
          </table:table-cell>
          <table:table-cell office:value-type="float" office:value="1142">
            <text:p>1142</text:p>
          </table:table-cell>
          <table:table-cell office:value-type="float" office:value="1110">
            <text:p>1110</text:p>
          </table:table-cell>
          <table:table-cell table:formula="of:=AVERAGE([.B67:.K67])/1000000" office:value-type="float" office:value="0.001145">
            <text:p>0,001145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16651">
            <text:p>16651</text:p>
          </table:table-cell>
          <table:table-cell office:value-type="float" office:value="16350">
            <text:p>16350</text:p>
          </table:table-cell>
          <table:table-cell office:value-type="float" office:value="16340">
            <text:p>16340</text:p>
          </table:table-cell>
          <table:table-cell office:value-type="float" office:value="16401">
            <text:p>16401</text:p>
          </table:table-cell>
          <table:table-cell office:value-type="float" office:value="16356">
            <text:p>16356</text:p>
          </table:table-cell>
          <table:table-cell office:value-type="float" office:value="16333">
            <text:p>16333</text:p>
          </table:table-cell>
          <table:table-cell office:value-type="float" office:value="16350">
            <text:p>16350</text:p>
          </table:table-cell>
          <table:table-cell office:value-type="float" office:value="16392">
            <text:p>16392</text:p>
          </table:table-cell>
          <table:table-cell office:value-type="float" office:value="16371">
            <text:p>16371</text:p>
          </table:table-cell>
          <table:table-cell office:value-type="float" office:value="16310">
            <text:p>16310</text:p>
          </table:table-cell>
          <table:table-cell table:formula="of:=AVERAGE([.B68:.K68])/1000000" office:value-type="float" office:value="0.0163854">
            <text:p>0,0163854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187437">
            <text:p>187437</text:p>
          </table:table-cell>
          <table:table-cell office:value-type="float" office:value="164197">
            <text:p>164197</text:p>
          </table:table-cell>
          <table:table-cell office:value-type="float" office:value="170887">
            <text:p>170887</text:p>
          </table:table-cell>
          <table:table-cell office:value-type="float" office:value="171175">
            <text:p>171175</text:p>
          </table:table-cell>
          <table:table-cell office:value-type="float" office:value="186123">
            <text:p>186123</text:p>
          </table:table-cell>
          <table:table-cell office:value-type="float" office:value="171886">
            <text:p>171886</text:p>
          </table:table-cell>
          <table:table-cell office:value-type="float" office:value="172513">
            <text:p>172513</text:p>
          </table:table-cell>
          <table:table-cell office:value-type="float" office:value="174959">
            <text:p>174959</text:p>
          </table:table-cell>
          <table:table-cell office:value-type="float" office:value="173472">
            <text:p>173472</text:p>
          </table:table-cell>
          <table:table-cell office:value-type="float" office:value="164410">
            <text:p>164410</text:p>
          </table:table-cell>
          <table:table-cell table:formula="of:=AVERAGE([.B69:.K69])/1000000" office:value-type="float" office:value="0.1737059">
            <text:p>0,1737059</text:p>
          </table:table-cell>
          <table:table-cell table:number-columns-repeated="5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1251909">
            <text:p>1251909</text:p>
          </table:table-cell>
          <table:table-cell office:value-type="float" office:value="1197434">
            <text:p>1197434</text:p>
          </table:table-cell>
          <table:table-cell office:value-type="float" office:value="1235810">
            <text:p>1235810</text:p>
          </table:table-cell>
          <table:table-cell office:value-type="float" office:value="1200011">
            <text:p>1200011</text:p>
          </table:table-cell>
          <table:table-cell office:value-type="float" office:value="1187158">
            <text:p>1187158</text:p>
          </table:table-cell>
          <table:table-cell office:value-type="float" office:value="1190772">
            <text:p>1190772</text:p>
          </table:table-cell>
          <table:table-cell office:value-type="float" office:value="1205942">
            <text:p>1205942</text:p>
          </table:table-cell>
          <table:table-cell office:value-type="float" office:value="1181840">
            <text:p>1181840</text:p>
          </table:table-cell>
          <table:table-cell office:value-type="float" office:value="1181722">
            <text:p>1181722</text:p>
          </table:table-cell>
          <table:table-cell office:value-type="float" office:value="1174150">
            <text:p>1174150</text:p>
          </table:table-cell>
          <table:table-cell table:formula="of:=AVERAGE([.B70:.K70])/1000000" office:value-type="float" office:value="1.2006748">
            <text:p>1,2006748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Matrix add</text:p>
          </table:table-cell>
          <table:table-cell office:value-type="string">
            <text:p>device</text:p>
          </table:table-cell>
          <table:table-cell office:value-type="string">
            <text:p>2D2D</text:p>
          </table:table-cell>
          <table:table-cell table:number-columns-repeated="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AVERAGE([.B73:.K73])/1000000" office:value-type="float" office:value="0.0000248">
            <text:p>0,000024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table:formula="of:=AVERAGE([.B74:.K74])/1000000" office:value-type="float" office:value="0.0000216">
            <text:p>0,0000216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AVERAGE([.B75:.K75])/1000000" office:value-type="float" office:value="0.0000215">
            <text:p>0,000021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table:number-columns-repeated="10" office:value-type="float" office:value="22">
            <text:p>22</text:p>
          </table:table-cell>
          <table:table-cell table:formula="of:=AVERAGE([.B76:.K76])/1000000" office:value-type="float" office:value="0.000022">
            <text:p>0,000022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2"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3"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table:formula="of:=AVERAGE([.B77:.K77])/1000000" office:value-type="float" office:value="0.0000505">
            <text:p>0,0000505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178">
            <text:p>178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73">
            <text:p>173</text:p>
          </table:table-cell>
          <table:table-cell table:formula="of:=AVERAGE([.B78:.K78])/1000000" office:value-type="float" office:value="0.0001735">
            <text:p>0,0001735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884">
            <text:p>884</text:p>
          </table:table-cell>
          <table:table-cell office:value-type="float" office:value="952">
            <text:p>952</text:p>
          </table:table-cell>
          <table:table-cell office:value-type="float" office:value="967">
            <text:p>967</text:p>
          </table:table-cell>
          <table:table-cell office:value-type="float" office:value="885">
            <text:p>885</text:p>
          </table:table-cell>
          <table:table-cell office:value-type="float" office:value="886">
            <text:p>886</text:p>
          </table:table-cell>
          <table:table-cell office:value-type="float" office:value="904">
            <text:p>904</text:p>
          </table:table-cell>
          <table:table-cell office:value-type="float" office:value="906">
            <text:p>906</text:p>
          </table:table-cell>
          <table:table-cell office:value-type="float" office:value="928">
            <text:p>928</text:p>
          </table:table-cell>
          <table:table-cell office:value-type="float" office:value="891">
            <text:p>891</text:p>
          </table:table-cell>
          <table:table-cell office:value-type="float" office:value="927">
            <text:p>927</text:p>
          </table:table-cell>
          <table:table-cell table:formula="of:=AVERAGE([.B79:.K79])/1000000" office:value-type="float" office:value="0.000913">
            <text:p>0,000913</text:p>
          </table:table-cell>
          <table:table-cell table:number-columns-repeated="5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8266">
            <text:p>8266</text:p>
          </table:table-cell>
          <table:table-cell office:value-type="float" office:value="8236">
            <text:p>8236</text:p>
          </table:table-cell>
          <table:table-cell office:value-type="float" office:value="8222">
            <text:p>8222</text:p>
          </table:table-cell>
          <table:table-cell office:value-type="float" office:value="8234">
            <text:p>8234</text:p>
          </table:table-cell>
          <table:table-cell office:value-type="float" office:value="8221">
            <text:p>8221</text:p>
          </table:table-cell>
          <table:table-cell office:value-type="float" office:value="8245">
            <text:p>8245</text:p>
          </table:table-cell>
          <table:table-cell office:value-type="float" office:value="8224">
            <text:p>8224</text:p>
          </table:table-cell>
          <table:table-cell office:value-type="float" office:value="8232">
            <text:p>8232</text:p>
          </table:table-cell>
          <table:table-cell office:value-type="float" office:value="8221">
            <text:p>8221</text:p>
          </table:table-cell>
          <table:table-cell office:value-type="float" office:value="8227">
            <text:p>8227</text:p>
          </table:table-cell>
          <table:table-cell table:formula="of:=AVERAGE([.B80:.K80])/1000000" office:value-type="float" office:value="0.0082328">
            <text:p>0,0082328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Matrix add</text:p>
          </table:table-cell>
          <table:table-cell office:value-type="string">
            <text:p>host</text:p>
          </table:table-cell>
          <table:table-cell office:value-type="string">
            <text:p>2D2D</text:p>
          </table:table-cell>
          <table:table-cell table:number-columns-repeated="14"/>
        </table:table-row>
        <table:table-row table:style-name="ro2">
          <table:table-cell office:value-type="float" office:value="10">
            <text:p>10</text:p>
          </table:table-cell>
          <table:table-cell table:number-columns-repeated="10" office:value-type="float" office:value="7">
            <text:p>7</text:p>
          </table:table-cell>
          <table:table-cell table:formula="of:=AVERAGE([.B83:.K83])/1000000" office:value-type="float" office:value="0.000007">
            <text:p>0,00000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AVERAGE([.B84:.K84])/1000000" office:value-type="float" office:value="0.0000072">
            <text:p>0,0000072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7" office:value-type="float" office:value="14">
            <text:p>14</text:p>
          </table:table-cell>
          <table:table-cell table:formula="of:=AVERAGE([.B85:.K85])/1000000" office:value-type="float" office:value="0.0000141">
            <text:p>0,0000141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table:number-columns-repeated="3"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89">
            <text:p>89</text:p>
          </table:table-cell>
          <table:table-cell table:formula="of:=AVERAGE([.B86:.K86])/1000000" office:value-type="float" office:value="0.0000909">
            <text:p>0,0000909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132">
            <text:p>1132</text:p>
          </table:table-cell>
          <table:table-cell table:number-columns-repeated="2" office:value-type="float" office:value="1148">
            <text:p>1148</text:p>
          </table:table-cell>
          <table:table-cell office:value-type="float" office:value="1152">
            <text:p>1152</text:p>
          </table:table-cell>
          <table:table-cell office:value-type="float" office:value="1149">
            <text:p>1149</text:p>
          </table:table-cell>
          <table:table-cell office:value-type="float" office:value="1151">
            <text:p>1151</text:p>
          </table:table-cell>
          <table:table-cell office:value-type="float" office:value="1153">
            <text:p>1153</text:p>
          </table:table-cell>
          <table:table-cell office:value-type="float" office:value="1154">
            <text:p>1154</text:p>
          </table:table-cell>
          <table:table-cell office:value-type="float" office:value="1176">
            <text:p>1176</text:p>
          </table:table-cell>
          <table:table-cell office:value-type="float" office:value="1178">
            <text:p>1178</text:p>
          </table:table-cell>
          <table:table-cell table:formula="of:=AVERAGE([.B87:.K87])/1000000" office:value-type="float" office:value="0.0011541">
            <text:p>0,0011541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16773">
            <text:p>16773</text:p>
          </table:table-cell>
          <table:table-cell office:value-type="float" office:value="16490">
            <text:p>16490</text:p>
          </table:table-cell>
          <table:table-cell office:value-type="float" office:value="16340">
            <text:p>16340</text:p>
          </table:table-cell>
          <table:table-cell office:value-type="float" office:value="16333">
            <text:p>16333</text:p>
          </table:table-cell>
          <table:table-cell office:value-type="float" office:value="16285">
            <text:p>16285</text:p>
          </table:table-cell>
          <table:table-cell office:value-type="float" office:value="16405">
            <text:p>16405</text:p>
          </table:table-cell>
          <table:table-cell office:value-type="float" office:value="20438">
            <text:p>20438</text:p>
          </table:table-cell>
          <table:table-cell office:value-type="float" office:value="19156">
            <text:p>19156</text:p>
          </table:table-cell>
          <table:table-cell office:value-type="float" office:value="18807">
            <text:p>18807</text:p>
          </table:table-cell>
          <table:table-cell office:value-type="float" office:value="18390">
            <text:p>18390</text:p>
          </table:table-cell>
          <table:table-cell table:formula="of:=AVERAGE([.B88:.K88])/1000000" office:value-type="float" office:value="0.0175417">
            <text:p>0,0175417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155563">
            <text:p>155563</text:p>
          </table:table-cell>
          <table:table-cell office:value-type="float" office:value="154227">
            <text:p>154227</text:p>
          </table:table-cell>
          <table:table-cell office:value-type="float" office:value="152696">
            <text:p>152696</text:p>
          </table:table-cell>
          <table:table-cell office:value-type="float" office:value="156718">
            <text:p>156718</text:p>
          </table:table-cell>
          <table:table-cell office:value-type="float" office:value="156128">
            <text:p>156128</text:p>
          </table:table-cell>
          <table:table-cell office:value-type="float" office:value="176392">
            <text:p>176392</text:p>
          </table:table-cell>
          <table:table-cell office:value-type="float" office:value="154837">
            <text:p>154837</text:p>
          </table:table-cell>
          <table:table-cell office:value-type="float" office:value="154553">
            <text:p>154553</text:p>
          </table:table-cell>
          <table:table-cell office:value-type="float" office:value="155983">
            <text:p>155983</text:p>
          </table:table-cell>
          <table:table-cell office:value-type="float" office:value="152416">
            <text:p>152416</text:p>
          </table:table-cell>
          <table:table-cell table:formula="of:=AVERAGE([.B89:.K89])/1000000" office:value-type="float" office:value="0.1569513">
            <text:p>0,1569513</text:p>
          </table:table-cell>
          <table:table-cell table:number-columns-repeated="5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1160932">
            <text:p>1160932</text:p>
          </table:table-cell>
          <table:table-cell office:value-type="float" office:value="1151626">
            <text:p>1151626</text:p>
          </table:table-cell>
          <table:table-cell office:value-type="float" office:value="1153731">
            <text:p>1153731</text:p>
          </table:table-cell>
          <table:table-cell office:value-type="float" office:value="1153236">
            <text:p>1153236</text:p>
          </table:table-cell>
          <table:table-cell office:value-type="float" office:value="1152829">
            <text:p>1152829</text:p>
          </table:table-cell>
          <table:table-cell office:value-type="float" office:value="1157979">
            <text:p>1157979</text:p>
          </table:table-cell>
          <table:table-cell office:value-type="float" office:value="1161810">
            <text:p>1161810</text:p>
          </table:table-cell>
          <table:table-cell office:value-type="float" office:value="1155894">
            <text:p>1155894</text:p>
          </table:table-cell>
          <table:table-cell office:value-type="float" office:value="1156290">
            <text:p>1156290</text:p>
          </table:table-cell>
          <table:table-cell office:value-type="float" office:value="1165133">
            <text:p>1165133</text:p>
          </table:table-cell>
          <table:table-cell table:formula="of:=AVERAGE([.B90:.K90])/1000000" office:value-type="float" office:value="1.156946">
            <text:p>1,156946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Matrix hadamard</text:p>
          </table:table-cell>
          <table:table-cell office:value-type="string">
            <text:p>device</text:p>
          </table:table-cell>
          <table:table-cell office:value-type="string">
            <text:p>1D1D</text:p>
          </table:table-cell>
          <table:table-cell table:number-columns-repeated="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formula="of:=AVERAGE([.B93:.K93])/1000000" office:value-type="float" office:value="0.0000258">
            <text:p>0,0000258</text:p>
          </table:table-cell>
          <table:table-cell>
            <draw:frame table:end-cell-address="Arkusz1_2.Q110" table:end-x="5.537cm" table:end-y="0.276cm" draw:z-index="2" draw:style-name="gr1" draw:text-style-name="P1" svg:width="14.185cm" svg:height="7.876cm" svg:x="0.385cm" svg:y="0.078cm">
              <draw:object draw:notify-on-update-of-ranges="Arkusz1_2.A94:Arkusz1_2.A100 Arkusz1_2.B92:Arkusz1_2.C92 Arkusz1_2.L93:Arkusz1_2.L100 Arkusz1_2.B112:Arkusz1_2.C112 Arkusz1_2.L113:Arkusz1_2.L12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table:number-columns-repeated="3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AVERAGE([.B94:.K94])/1000000" office:value-type="float" office:value="0.0000306">
            <text:p>0,0000306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table:number-columns-repeated="3" office:value-type="float" office:value="52">
            <text:p>52</text:p>
          </table:table-cell>
          <table:table-cell table:number-columns-repeated="2" office:value-type="float" office:value="53">
            <text:p>53</text:p>
          </table:table-cell>
          <table:table-cell table:number-columns-repeated="5" office:value-type="float" office:value="52">
            <text:p>52</text:p>
          </table:table-cell>
          <table:table-cell table:formula="of:=AVERAGE([.B95:.K95])/1000000" office:value-type="float" office:value="0.0000522">
            <text:p>0,0000522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table:number-columns-repeated="3" office:value-type="float" office:value="125">
            <text:p>12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26">
            <text:p>126</text:p>
          </table:table-cell>
          <table:table-cell table:formula="of:=AVERAGE([.B96:.K96])/1000000" office:value-type="float" office:value="0.0001249">
            <text:p>0,0001249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table:number-columns-repeated="2" office:value-type="float" office:value="372">
            <text:p>372</text:p>
          </table:table-cell>
          <table:table-cell table:number-columns-repeated="2" office:value-type="float" office:value="370">
            <text:p>370</text:p>
          </table:table-cell>
          <table:table-cell office:value-type="float" office:value="371">
            <text:p>371</text:p>
          </table:table-cell>
          <table:table-cell table:number-columns-repeated="4" office:value-type="float" office:value="370">
            <text:p>370</text:p>
          </table:table-cell>
          <table:table-cell office:value-type="float" office:value="371">
            <text:p>371</text:p>
          </table:table-cell>
          <table:table-cell table:formula="of:=AVERAGE([.B97:.K97])/1000000" office:value-type="float" office:value="0.0003706">
            <text:p>0,0003706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1422">
            <text:p>1422</text:p>
          </table:table-cell>
          <table:table-cell office:value-type="float" office:value="1411">
            <text:p>1411</text:p>
          </table:table-cell>
          <table:table-cell office:value-type="float" office:value="1416">
            <text:p>1416</text:p>
          </table:table-cell>
          <table:table-cell office:value-type="float" office:value="1423">
            <text:p>1423</text:p>
          </table:table-cell>
          <table:table-cell office:value-type="float" office:value="1415">
            <text:p>1415</text:p>
          </table:table-cell>
          <table:table-cell office:value-type="float" office:value="1418">
            <text:p>1418</text:p>
          </table:table-cell>
          <table:table-cell office:value-type="float" office:value="1419">
            <text:p>1419</text:p>
          </table:table-cell>
          <table:table-cell office:value-type="float" office:value="1437">
            <text:p>1437</text:p>
          </table:table-cell>
          <table:table-cell table:number-columns-repeated="2" office:value-type="float" office:value="1410">
            <text:p>1410</text:p>
          </table:table-cell>
          <table:table-cell table:formula="of:=AVERAGE([.B98:.K98])/1000000" office:value-type="float" office:value="0.0014181">
            <text:p>0,0014181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4355">
            <text:p>4355</text:p>
          </table:table-cell>
          <table:table-cell office:value-type="float" office:value="4381">
            <text:p>4381</text:p>
          </table:table-cell>
          <table:table-cell office:value-type="float" office:value="4370">
            <text:p>4370</text:p>
          </table:table-cell>
          <table:table-cell office:value-type="float" office:value="4372">
            <text:p>4372</text:p>
          </table:table-cell>
          <table:table-cell office:value-type="float" office:value="4370">
            <text:p>4370</text:p>
          </table:table-cell>
          <table:table-cell office:value-type="float" office:value="4449">
            <text:p>4449</text:p>
          </table:table-cell>
          <table:table-cell office:value-type="float" office:value="4395">
            <text:p>4395</text:p>
          </table:table-cell>
          <table:table-cell office:value-type="float" office:value="4382">
            <text:p>4382</text:p>
          </table:table-cell>
          <table:table-cell office:value-type="float" office:value="4368">
            <text:p>4368</text:p>
          </table:table-cell>
          <table:table-cell office:value-type="float" office:value="4360">
            <text:p>4360</text:p>
          </table:table-cell>
          <table:table-cell table:formula="of:=AVERAGE([.B99:.K99])/1000000" office:value-type="float" office:value="0.0043802">
            <text:p>0,0043802</text:p>
          </table:table-cell>
          <table:table-cell table:number-columns-repeated="5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15196">
            <text:p>15196</text:p>
          </table:table-cell>
          <table:table-cell office:value-type="float" office:value="15160">
            <text:p>15160</text:p>
          </table:table-cell>
          <table:table-cell office:value-type="float" office:value="15139">
            <text:p>15139</text:p>
          </table:table-cell>
          <table:table-cell office:value-type="float" office:value="15167">
            <text:p>15167</text:p>
          </table:table-cell>
          <table:table-cell office:value-type="float" office:value="15173">
            <text:p>15173</text:p>
          </table:table-cell>
          <table:table-cell office:value-type="float" office:value="15151">
            <text:p>15151</text:p>
          </table:table-cell>
          <table:table-cell office:value-type="float" office:value="15181">
            <text:p>15181</text:p>
          </table:table-cell>
          <table:table-cell office:value-type="float" office:value="15191">
            <text:p>15191</text:p>
          </table:table-cell>
          <table:table-cell office:value-type="float" office:value="15155">
            <text:p>15155</text:p>
          </table:table-cell>
          <table:table-cell office:value-type="float" office:value="15159">
            <text:p>15159</text:p>
          </table:table-cell>
          <table:table-cell table:formula="of:=AVERAGE([.B100:.K100])/1000000" office:value-type="float" office:value="0.0151672">
            <text:p>0,0151672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Matrix hadamard</text:p>
          </table:table-cell>
          <table:table-cell office:value-type="string">
            <text:p>host</text:p>
          </table:table-cell>
          <table:table-cell office:value-type="string">
            <text:p>1D1D</text:p>
          </table:table-cell>
          <table:table-cell table:number-columns-repeated="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7" office:value-type="float" office:value="6">
            <text:p>6</text:p>
          </table:table-cell>
          <table:table-cell table:formula="of:=AVERAGE([.B103:.K103])/1000000" office:value-type="float" office:value="0.0000062">
            <text:p>0,000006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104:.K104])/1000000" office:value-type="float" office:value="0.0000074">
            <text:p>0,0000074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6" office:value-type="float" office:value="14">
            <text:p>14</text:p>
          </table:table-cell>
          <table:table-cell table:formula="of:=AVERAGE([.B105:.K105])/1000000" office:value-type="float" office:value="0.0000139">
            <text:p>0,0000139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table:number-columns-repeated="2" office:value-type="float" office:value="86">
            <text:p>86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table:number-columns-repeated="2"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formula="of:=AVERAGE([.B106:.K106])/1000000" office:value-type="float" office:value="0.0000886">
            <text:p>0,0000886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093">
            <text:p>1093</text:p>
          </table:table-cell>
          <table:table-cell office:value-type="float" office:value="1079">
            <text:p>1079</text:p>
          </table:table-cell>
          <table:table-cell office:value-type="float" office:value="1129">
            <text:p>1129</text:p>
          </table:table-cell>
          <table:table-cell office:value-type="float" office:value="1109">
            <text:p>1109</text:p>
          </table:table-cell>
          <table:table-cell office:value-type="float" office:value="1073">
            <text:p>1073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093">
            <text:p>1093</text:p>
          </table:table-cell>
          <table:table-cell office:value-type="float" office:value="1140">
            <text:p>1140</text:p>
          </table:table-cell>
          <table:table-cell office:value-type="float" office:value="1098">
            <text:p>1098</text:p>
          </table:table-cell>
          <table:table-cell table:formula="of:=AVERAGE([.B107:.K107])/1000000" office:value-type="float" office:value="0.0011024">
            <text:p>0,0011024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15391">
            <text:p>15391</text:p>
          </table:table-cell>
          <table:table-cell office:value-type="float" office:value="18065">
            <text:p>18065</text:p>
          </table:table-cell>
          <table:table-cell office:value-type="float" office:value="15789">
            <text:p>15789</text:p>
          </table:table-cell>
          <table:table-cell office:value-type="float" office:value="15556">
            <text:p>15556</text:p>
          </table:table-cell>
          <table:table-cell office:value-type="float" office:value="15431">
            <text:p>15431</text:p>
          </table:table-cell>
          <table:table-cell office:value-type="float" office:value="15943">
            <text:p>15943</text:p>
          </table:table-cell>
          <table:table-cell office:value-type="float" office:value="15962">
            <text:p>15962</text:p>
          </table:table-cell>
          <table:table-cell office:value-type="float" office:value="18351">
            <text:p>18351</text:p>
          </table:table-cell>
          <table:table-cell office:value-type="float" office:value="17499">
            <text:p>17499</text:p>
          </table:table-cell>
          <table:table-cell office:value-type="float" office:value="17351">
            <text:p>17351</text:p>
          </table:table-cell>
          <table:table-cell table:formula="of:=AVERAGE([.B108:.K108])/1000000" office:value-type="float" office:value="0.0165338">
            <text:p>0,0165338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177794">
            <text:p>177794</text:p>
          </table:table-cell>
          <table:table-cell office:value-type="float" office:value="154899">
            <text:p>154899</text:p>
          </table:table-cell>
          <table:table-cell office:value-type="float" office:value="152646">
            <text:p>152646</text:p>
          </table:table-cell>
          <table:table-cell office:value-type="float" office:value="153349">
            <text:p>153349</text:p>
          </table:table-cell>
          <table:table-cell office:value-type="float" office:value="156191">
            <text:p>156191</text:p>
          </table:table-cell>
          <table:table-cell office:value-type="float" office:value="154769">
            <text:p>154769</text:p>
          </table:table-cell>
          <table:table-cell office:value-type="float" office:value="152613">
            <text:p>152613</text:p>
          </table:table-cell>
          <table:table-cell office:value-type="float" office:value="154082">
            <text:p>154082</text:p>
          </table:table-cell>
          <table:table-cell office:value-type="float" office:value="152694">
            <text:p>152694</text:p>
          </table:table-cell>
          <table:table-cell office:value-type="float" office:value="155146">
            <text:p>155146</text:p>
          </table:table-cell>
          <table:table-cell table:formula="of:=AVERAGE([.B109:.K109])/1000000" office:value-type="float" office:value="0.1564183">
            <text:p>0,1564183</text:p>
          </table:table-cell>
          <table:table-cell table:number-columns-repeated="5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1149279">
            <text:p>1149279</text:p>
          </table:table-cell>
          <table:table-cell office:value-type="float" office:value="1156730">
            <text:p>1156730</text:p>
          </table:table-cell>
          <table:table-cell office:value-type="float" office:value="1170574">
            <text:p>1170574</text:p>
          </table:table-cell>
          <table:table-cell office:value-type="float" office:value="1168010">
            <text:p>1168010</text:p>
          </table:table-cell>
          <table:table-cell office:value-type="float" office:value="1157963">
            <text:p>1157963</text:p>
          </table:table-cell>
          <table:table-cell office:value-type="float" office:value="1167182">
            <text:p>1167182</text:p>
          </table:table-cell>
          <table:table-cell office:value-type="float" office:value="1162611">
            <text:p>1162611</text:p>
          </table:table-cell>
          <table:table-cell office:value-type="float" office:value="1151331">
            <text:p>1151331</text:p>
          </table:table-cell>
          <table:table-cell office:value-type="float" office:value="1160997">
            <text:p>1160997</text:p>
          </table:table-cell>
          <table:table-cell office:value-type="float" office:value="1153049">
            <text:p>1153049</text:p>
          </table:table-cell>
          <table:table-cell table:formula="of:=AVERAGE([.B110:.K110])/1000000" office:value-type="float" office:value="1.1597726">
            <text:p>1,1597726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Matrix hadamard</text:p>
          </table:table-cell>
          <table:table-cell office:value-type="string">
            <text:p>device</text:p>
          </table:table-cell>
          <table:table-cell office:value-type="string">
            <text:p>2D2D</text:p>
          </table:table-cell>
          <table:table-cell table:number-columns-repeated="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AVERAGE([.B113:.K113])/1000000" office:value-type="float" office:value="0.000029">
            <text:p>0,00002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AVERAGE([.B114:.K114])/1000000" office:value-type="float" office:value="0.0000215">
            <text:p>0,0000215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number-columns-repeated="3"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formula="of:=AVERAGE([.B115:.K115])/1000000" office:value-type="float" office:value="0.000024">
            <text:p>0,000024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table:number-columns-repeated="2"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2" office:value-type="float" office:value="25">
            <text:p>25</text:p>
          </table:table-cell>
          <table:table-cell table:number-columns-repeated="5" office:value-type="float" office:value="24">
            <text:p>24</text:p>
          </table:table-cell>
          <table:table-cell table:formula="of:=AVERAGE([.B116:.K116])/1000000" office:value-type="float" office:value="0.0000251">
            <text:p>0,0000251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formula="of:=AVERAGE([.B117:.K117])/1000000" office:value-type="float" office:value="0.000059">
            <text:p>0,000059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170">
            <text:p>170</text:p>
          </table:table-cell>
          <table:table-cell office:value-type="float" office:value="173">
            <text:p>173</text:p>
          </table:table-cell>
          <table:table-cell office:value-type="float" office:value="170">
            <text:p>170</text:p>
          </table:table-cell>
          <table:table-cell table:number-columns-repeated="3" office:value-type="float" office:value="171">
            <text:p>171</text:p>
          </table:table-cell>
          <table:table-cell office:value-type="float" office:value="172">
            <text:p>172</text:p>
          </table:table-cell>
          <table:table-cell table:number-columns-repeated="3" office:value-type="float" office:value="171">
            <text:p>171</text:p>
          </table:table-cell>
          <table:table-cell table:formula="of:=AVERAGE([.B118:.K118])/1000000" office:value-type="float" office:value="0.0001711">
            <text:p>0,0001711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967">
            <text:p>967</text:p>
          </table:table-cell>
          <table:table-cell office:value-type="float" office:value="888">
            <text:p>888</text:p>
          </table:table-cell>
          <table:table-cell office:value-type="float" office:value="892">
            <text:p>892</text:p>
          </table:table-cell>
          <table:table-cell office:value-type="float" office:value="900">
            <text:p>900</text:p>
          </table:table-cell>
          <table:table-cell office:value-type="float" office:value="892">
            <text:p>892</text:p>
          </table:table-cell>
          <table:table-cell office:value-type="float" office:value="897">
            <text:p>897</text:p>
          </table:table-cell>
          <table:table-cell office:value-type="float" office:value="896">
            <text:p>896</text:p>
          </table:table-cell>
          <table:table-cell office:value-type="float" office:value="898">
            <text:p>898</text:p>
          </table:table-cell>
          <table:table-cell office:value-type="float" office:value="989">
            <text:p>989</text:p>
          </table:table-cell>
          <table:table-cell office:value-type="float" office:value="898">
            <text:p>898</text:p>
          </table:table-cell>
          <table:table-cell table:formula="of:=AVERAGE([.B119:.K119])/1000000" office:value-type="float" office:value="0.0009117">
            <text:p>0,0009117</text:p>
          </table:table-cell>
          <table:table-cell table:number-columns-repeated="5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8250">
            <text:p>8250</text:p>
          </table:table-cell>
          <table:table-cell office:value-type="float" office:value="8219">
            <text:p>8219</text:p>
          </table:table-cell>
          <table:table-cell table:number-columns-repeated="2" office:value-type="float" office:value="8216">
            <text:p>8216</text:p>
          </table:table-cell>
          <table:table-cell office:value-type="float" office:value="8213">
            <text:p>8213</text:p>
          </table:table-cell>
          <table:table-cell office:value-type="float" office:value="8211">
            <text:p>8211</text:p>
          </table:table-cell>
          <table:table-cell office:value-type="float" office:value="8240">
            <text:p>8240</text:p>
          </table:table-cell>
          <table:table-cell office:value-type="float" office:value="8232">
            <text:p>8232</text:p>
          </table:table-cell>
          <table:table-cell office:value-type="float" office:value="8245">
            <text:p>8245</text:p>
          </table:table-cell>
          <table:table-cell office:value-type="float" office:value="8233">
            <text:p>8233</text:p>
          </table:table-cell>
          <table:table-cell table:formula="of:=AVERAGE([.B120:.K120])/1000000" office:value-type="float" office:value="0.0082275">
            <text:p>0,0082275</text:p>
          </table:table-cell>
          <table:table-cell table:number-columns-repeated="5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Matrix hadamard</text:p>
          </table:table-cell>
          <table:table-cell office:value-type="string">
            <text:p>host</text:p>
          </table:table-cell>
          <table:table-cell office:value-type="string">
            <text:p>2D2D</text:p>
          </table:table-cell>
          <table:table-cell table:number-columns-repeated="1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formula="of:=AVERAGE([.B123:.K123])/1000000" office:value-type="float" office:value="0.0000064">
            <text:p>0,000006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5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124:.K124])/1000000" office:value-type="float" office:value="0.0000073">
            <text:p>0,0000073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table:number-columns-repeated="5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table:formula="of:=AVERAGE([.B125:.K125])/1000000" office:value-type="float" office:value="0.0000145">
            <text:p>0,0000145</text:p>
          </table:table-cell>
          <table:table-cell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office:value-type="float" office:value="110">
            <text:p>110</text:p>
          </table:table-cell>
          <table:table-cell table:formula="of:=AVERAGE([.B126:.K126])/1000000" office:value-type="float" office:value="0.0000998">
            <text:p>0,0000998</text:p>
          </table:table-cell>
          <table:table-cell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234">
            <text:p>1234</text:p>
          </table:table-cell>
          <table:table-cell office:value-type="float" office:value="1155">
            <text:p>1155</text:p>
          </table:table-cell>
          <table:table-cell office:value-type="float" office:value="1162">
            <text:p>1162</text:p>
          </table:table-cell>
          <table:table-cell office:value-type="float" office:value="1131">
            <text:p>1131</text:p>
          </table:table-cell>
          <table:table-cell office:value-type="float" office:value="1167">
            <text:p>1167</text:p>
          </table:table-cell>
          <table:table-cell office:value-type="float" office:value="1143">
            <text:p>1143</text:p>
          </table:table-cell>
          <table:table-cell office:value-type="float" office:value="1174">
            <text:p>1174</text:p>
          </table:table-cell>
          <table:table-cell office:value-type="float" office:value="1166">
            <text:p>1166</text:p>
          </table:table-cell>
          <table:table-cell office:value-type="float" office:value="1204">
            <text:p>1204</text:p>
          </table:table-cell>
          <table:table-cell office:value-type="float" office:value="1164">
            <text:p>1164</text:p>
          </table:table-cell>
          <table:table-cell table:formula="of:=AVERAGE([.B127:.K127])/1000000" office:value-type="float" office:value="0.00117">
            <text:p>0,00117</text:p>
          </table:table-cell>
          <table:table-cell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15984">
            <text:p>15984</text:p>
          </table:table-cell>
          <table:table-cell office:value-type="float" office:value="15947">
            <text:p>15947</text:p>
          </table:table-cell>
          <table:table-cell office:value-type="float" office:value="15691">
            <text:p>15691</text:p>
          </table:table-cell>
          <table:table-cell office:value-type="float" office:value="15910">
            <text:p>15910</text:p>
          </table:table-cell>
          <table:table-cell office:value-type="float" office:value="15976">
            <text:p>15976</text:p>
          </table:table-cell>
          <table:table-cell office:value-type="float" office:value="15871">
            <text:p>15871</text:p>
          </table:table-cell>
          <table:table-cell office:value-type="float" office:value="15989">
            <text:p>15989</text:p>
          </table:table-cell>
          <table:table-cell office:value-type="float" office:value="15876">
            <text:p>15876</text:p>
          </table:table-cell>
          <table:table-cell office:value-type="float" office:value="16655">
            <text:p>16655</text:p>
          </table:table-cell>
          <table:table-cell office:value-type="float" office:value="16469">
            <text:p>16469</text:p>
          </table:table-cell>
          <table:table-cell table:formula="of:=AVERAGE([.B128:.K128])/1000000" office:value-type="float" office:value="0.0160368">
            <text:p>0,0160368</text:p>
          </table:table-cell>
          <table:table-cell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154093">
            <text:p>154093</text:p>
          </table:table-cell>
          <table:table-cell office:value-type="float" office:value="153922">
            <text:p>153922</text:p>
          </table:table-cell>
          <table:table-cell office:value-type="float" office:value="152066">
            <text:p>152066</text:p>
          </table:table-cell>
          <table:table-cell office:value-type="float" office:value="152253">
            <text:p>152253</text:p>
          </table:table-cell>
          <table:table-cell office:value-type="float" office:value="182162">
            <text:p>182162</text:p>
          </table:table-cell>
          <table:table-cell office:value-type="float" office:value="157514">
            <text:p>157514</text:p>
          </table:table-cell>
          <table:table-cell office:value-type="float" office:value="156822">
            <text:p>156822</text:p>
          </table:table-cell>
          <table:table-cell office:value-type="float" office:value="150839">
            <text:p>150839</text:p>
          </table:table-cell>
          <table:table-cell office:value-type="float" office:value="155555">
            <text:p>155555</text:p>
          </table:table-cell>
          <table:table-cell office:value-type="float" office:value="155633">
            <text:p>155633</text:p>
          </table:table-cell>
          <table:table-cell table:formula="of:=AVERAGE([.B129:.K129])/1000000" office:value-type="float" office:value="0.1570859">
            <text:p>0,1570859</text:p>
          </table:table-cell>
          <table:table-cell table:number-columns-repeated="5"/>
        </table:table-row>
        <table:table-row table:style-name="ro2">
          <table:table-cell office:value-type="float" office:value="100000000">
            <text:p>100000000</text:p>
          </table:table-cell>
          <table:table-cell office:value-type="float" office:value="1160494">
            <text:p>1160494</text:p>
          </table:table-cell>
          <table:table-cell office:value-type="float" office:value="1157458">
            <text:p>1157458</text:p>
          </table:table-cell>
          <table:table-cell office:value-type="float" office:value="1150534">
            <text:p>1150534</text:p>
          </table:table-cell>
          <table:table-cell office:value-type="float" office:value="1154216">
            <text:p>1154216</text:p>
          </table:table-cell>
          <table:table-cell office:value-type="float" office:value="1164438">
            <text:p>1164438</text:p>
          </table:table-cell>
          <table:table-cell office:value-type="float" office:value="1151924">
            <text:p>1151924</text:p>
          </table:table-cell>
          <table:table-cell office:value-type="float" office:value="1155759">
            <text:p>1155759</text:p>
          </table:table-cell>
          <table:table-cell office:value-type="float" office:value="1157275">
            <text:p>1157275</text:p>
          </table:table-cell>
          <table:table-cell office:value-type="float" office:value="1161409">
            <text:p>1161409</text:p>
          </table:table-cell>
          <table:table-cell office:value-type="float" office:value="1153788">
            <text:p>1153788</text:p>
          </table:table-cell>
          <table:table-cell table:formula="of:=AVERAGE([.B130:.K130])/1000000" office:value-type="float" office:value="1.1567295">
            <text:p>1,1567295</text:p>
          </table:table-cell>
          <table:table-cell table:number-columns-repeated="5"/>
        </table:table-row>
      </table:table>
      <table:table table:name="Arkusz1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1.04.2020</text:date>, <text:time>18:28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3-29T13:56:23.56</meta:creation-date>
    <dc:date>2020-04-01T18:28:31.71</dc:date>
    <meta:editing-duration>PT11H27M54S</meta:editing-duration>
    <meta:editing-cycles>21</meta:editing-cycles>
    <meta:generator>OpenOffice/4.1.5$Win32 OpenOffice.org_project/415m1$Build-9789</meta:generator>
    <meta:document-statistic meta:table-count="4" meta:cell-count="12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33cm" svg:height="7.843cm" xlink:href=".." xlink:type="simple" chart:class="chart:line" chart:style-name="ch1">
        <chart:title svg:x="4.344cm" svg:y="0.292cm" chart:style-name="ch2">
          <text:p>Dyadic product device times</text:p>
        </chart:title>
        <chart:legend chart:legend-position="end" svg:x="11.084cm" svg:y="3.347cm" style:legend-expansion="high" chart:style-name="ch3"/>
        <chart:plot-area chart:style-name="ch4" table:cell-range-address="Arkusz1_2.A13:Arkusz1_2.A20 Arkusz1_2.B12:Arkusz1_2.C12 Arkusz1_2.L13:Arkusz1_2.L20 Arkusz1_2.B32:Arkusz1_2.C32 Arkusz1_2.L33:Arkusz1_2.L40" chart:data-source-has-labels="both" svg:x="1.324cm" svg:y="1.539cm" svg:width="9.188cm" svg:height="5.14cm">
          <chartooo:coordinate-region svg:x="2.422cm" svg:y="1.751cm" svg:width="7.255cm" svg:height="3.831cm"/>
          <chart:axis chart:dimension="x" chart:name="primary-x" chart:style-name="ch5" chartooo:axis-type="auto">
            <chartooo:date-scale/>
            <chart:title svg:x="5.742cm" svg:y="6.836cm" chart:style-name="ch6">
              <text:p>N</text:p>
            </chart:title>
            <chart:categories table:cell-range-address="Arkusz1_2.A13:Arkusz1_2.A20"/>
          </chart:axis>
          <chart:axis chart:dimension="y" chart:name="primary-y" chart:style-name="ch5">
            <chart:title svg:x="0.451cm" svg:y="4.418cm" chart:style-name="ch7">
              <text:p>t [s]</text:p>
            </chart:title>
            <chart:grid chart:style-name="ch8" chart:class="major"/>
          </chart:axis>
          <chart:series chart:style-name="ch9" chart:values-cell-range-address="Arkusz1_2.L13:Arkusz1_2.L20" chart:label-cell-address="Arkusz1_2.B12:Arkusz1_2.C12" chart:class="chart:line">
            <chart:data-point chart:repeated="8"/>
          </chart:series>
          <chart:series chart:style-name="ch10" chart:values-cell-range-address="Arkusz1_2.L33:Arkusz1_2.L40" chart:label-cell-address="Arkusz1_2.B32:Arkusz1_2.C3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ice 1D1D</text:p>
                <text:list>
                  <text:list-item>
                    <text:p>device</text:p>
                  </text:list-item>
                  <text:list-item>
                    <text:p>1D1D</text:p>
                  </text:list-item>
                </text:list>
                <draw:g>
                  <svg:desc>Arkusz1_2.B12:Arkusz1_2.C12</svg:desc>
                </draw:g>
              </table:table-cell>
              <table:table-cell office:value-type="string">
                <text:p>device 2D2D</text:p>
                <text:list>
                  <text:list-item>
                    <text:p>device</text:p>
                  </text:list-item>
                  <text:list-item>
                    <text:p>2D2D</text:p>
                  </text:list-item>
                </text:list>
                <draw:g>
                  <svg:desc>Arkusz1_2.B32:Arkusz1_2.C3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rkusz1_2.A13:Arkusz1_2.A20</svg:desc>
                </draw:g>
              </table:table-cell>
              <table:table-cell office:value-type="float" office:value="0.0000361">
                <text:p>0.0000361</text:p>
                <draw:g>
                  <svg:desc>Arkusz1_2.L13:Arkusz1_2.L20</svg:desc>
                </draw:g>
              </table:table-cell>
              <table:table-cell office:value-type="float" office:value="0.0000335">
                <text:p>0.0000335</text:p>
                <draw:g>
                  <svg:desc>Arkusz1_2.L33:Arkusz1_2.L4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329">
                <text:p>0.00003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524">
                <text:p>0.0000524</text:p>
              </table:table-cell>
              <table:table-cell office:value-type="float" office:value="0.0000326">
                <text:p>0.000032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1045">
                <text:p>0.0001045</text:p>
              </table:table-cell>
              <table:table-cell office:value-type="float" office:value="0.0000317">
                <text:p>0.000031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2876">
                <text:p>0.0002876</text:p>
              </table:table-cell>
              <table:table-cell office:value-type="float" office:value="0.0000505">
                <text:p>0.000050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8603">
                <text:p>0.0008603</text:p>
              </table:table-cell>
              <table:table-cell office:value-type="float" office:value="0.0001427">
                <text:p>0.0001427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28142">
                <text:p>0.0028142</text:p>
              </table:table-cell>
              <table:table-cell office:value-type="float" office:value="0.0006531">
                <text:p>0.000653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0079538">
                <text:p>0.0079538</text:p>
              </table:table-cell>
              <table:table-cell office:value-type="float" office:value="0.0055336">
                <text:p>0.0055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62cm" svg:height="8.242cm" xlink:href=".." xlink:type="simple" chart:class="chart:line" chart:style-name="ch1">
        <chart:title svg:x="4.302cm" svg:y="0.3cm" chart:style-name="ch2">
          <text:p>Matrix addition device times</text:p>
        </chart:title>
        <chart:legend chart:legend-position="end" svg:x="10.813cm" svg:y="3.547cm" style:legend-expansion="high" chart:style-name="ch3"/>
        <chart:plot-area chart:style-name="ch4" table:cell-range-address="Arkusz1_2.A53:Arkusz1_2.A60 Arkusz1_2.B52:Arkusz1_2.C52 Arkusz1_2.L53:Arkusz1_2.L60 Arkusz1_2.B72:Arkusz1_2.C72 Arkusz1_2.L73:Arkusz1_2.L80" chart:data-source-has-labels="both" svg:x="1.319cm" svg:y="1.571cm" svg:width="8.932cm" svg:height="5.499cm">
          <chartooo:coordinate-region svg:x="2.417cm" svg:y="1.783cm" svg:width="6.999cm" svg:height="4.19cm"/>
          <chart:axis chart:dimension="x" chart:name="primary-x" chart:style-name="ch5" chartooo:axis-type="auto">
            <chartooo:date-scale/>
            <chart:title svg:x="5.609cm" svg:y="7.235cm" chart:style-name="ch6">
              <text:p>N</text:p>
            </chart:title>
            <chart:categories table:cell-range-address="Arkusz1_2.A53:Arkusz1_2.A60"/>
          </chart:axis>
          <chart:axis chart:dimension="y" chart:name="primary-y" chart:style-name="ch5">
            <chart:title svg:x="0.451cm" svg:y="4.629cm" chart:style-name="ch7">
              <text:p>t [s]</text:p>
            </chart:title>
            <chart:grid chart:style-name="ch8" chart:class="major"/>
          </chart:axis>
          <chart:series chart:style-name="ch9" chart:values-cell-range-address="Arkusz1_2.L53:Arkusz1_2.L60" chart:label-cell-address="Arkusz1_2.B52:Arkusz1_2.C52" chart:class="chart:line">
            <chart:data-point chart:repeated="8"/>
          </chart:series>
          <chart:series chart:style-name="ch10" chart:values-cell-range-address="Arkusz1_2.L73:Arkusz1_2.L80" chart:label-cell-address="Arkusz1_2.B72:Arkusz1_2.C7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ice 1D1D</text:p>
                <text:list>
                  <text:list-item>
                    <text:p>device</text:p>
                  </text:list-item>
                  <text:list-item>
                    <text:p>1D1D</text:p>
                  </text:list-item>
                </text:list>
                <draw:g>
                  <svg:desc>Arkusz1_2.B52:Arkusz1_2.C52</svg:desc>
                </draw:g>
              </table:table-cell>
              <table:table-cell office:value-type="string">
                <text:p>device 2D2D</text:p>
                <text:list>
                  <text:list-item>
                    <text:p>device</text:p>
                  </text:list-item>
                  <text:list-item>
                    <text:p>2D2D</text:p>
                  </text:list-item>
                </text:list>
                <draw:g>
                  <svg:desc>Arkusz1_2.B72:Arkusz1_2.C7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rkusz1_2.A53:Arkusz1_2.A60</svg:desc>
                </draw:g>
              </table:table-cell>
              <table:table-cell office:value-type="float" office:value="0.0000277">
                <text:p>0.0000277</text:p>
                <draw:g>
                  <svg:desc>Arkusz1_2.L53:Arkusz1_2.L60</svg:desc>
                </draw:g>
              </table:table-cell>
              <table:table-cell office:value-type="float" office:value="0.0000248">
                <text:p>0.0000248</text:p>
                <draw:g>
                  <svg:desc>Arkusz1_2.L73:Arkusz1_2.L8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331">
                <text:p>0.0000331</text:p>
              </table:table-cell>
              <table:table-cell office:value-type="float" office:value="0.0000216">
                <text:p>0.00002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531">
                <text:p>0.0000531</text:p>
              </table:table-cell>
              <table:table-cell office:value-type="float" office:value="0.0000215">
                <text:p>0.00002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129">
                <text:p>0.000129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3812">
                <text:p>0.0003812</text:p>
              </table:table-cell>
              <table:table-cell office:value-type="float" office:value="0.0000505">
                <text:p>0.000050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14275">
                <text:p>0.0014275</text:p>
              </table:table-cell>
              <table:table-cell office:value-type="float" office:value="0.0001735">
                <text:p>0.000173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44635">
                <text:p>0.0044635</text:p>
              </table:table-cell>
              <table:table-cell office:value-type="float" office:value="0.000913">
                <text:p>0.00091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0152716">
                <text:p>0.0152716</text:p>
              </table:table-cell>
              <table:table-cell office:value-type="float" office:value="0.0082328">
                <text:p>0.00823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221cm" svg:height="7.877cm" xlink:href=".." xlink:type="simple" chart:class="chart:line" chart:style-name="ch1">
        <chart:title svg:x="3.984cm" svg:y="0.293cm" chart:style-name="ch2">
          <text:p>Hadamard product device times</text:p>
        </chart:title>
        <chart:legend chart:legend-position="end" svg:x="10.972cm" svg:y="3.364cm" style:legend-expansion="high" chart:style-name="ch3"/>
        <chart:plot-area chart:style-name="ch4" table:cell-range-address="Arkusz1_2.A94:Arkusz1_2.A100 Arkusz1_2.B92:Arkusz1_2.C92 Arkusz1_2.L93:Arkusz1_2.L100 Arkusz1_2.B112:Arkusz1_2.C112 Arkusz1_2.L113:Arkusz1_2.L120" chart:data-source-has-labels="both" svg:x="1.322cm" svg:y="1.543cm" svg:width="9.082cm" svg:height="5.169cm">
          <chartooo:coordinate-region svg:x="2.42cm" svg:y="1.755cm" svg:width="7.984cm" svg:height="3.86cm"/>
          <chart:axis chart:dimension="x" chart:name="primary-x" chart:style-name="ch5" chartooo:axis-type="auto">
            <chartooo:date-scale/>
            <chart:title svg:x="5.687cm" svg:y="6.87cm" chart:style-name="ch6">
              <text:p>N</text:p>
            </chart:title>
            <chart:categories table:cell-range-address="Arkusz1_2.A94:Arkusz1_2.A100"/>
          </chart:axis>
          <chart:axis chart:dimension="y" chart:name="primary-y" chart:style-name="ch5">
            <chart:title svg:x="0.451cm" svg:y="4.436cm" chart:style-name="ch7">
              <text:p>t [s]</text:p>
            </chart:title>
            <chart:grid chart:style-name="ch8" chart:class="major"/>
          </chart:axis>
          <chart:series chart:style-name="ch9" chart:values-cell-range-address="Arkusz1_2.L93:Arkusz1_2.L100" chart:label-cell-address="Arkusz1_2.B92:Arkusz1_2.C92" chart:class="chart:line">
            <chart:data-point chart:repeated="8"/>
          </chart:series>
          <chart:series chart:style-name="ch10" chart:values-cell-range-address="Arkusz1_2.L113:Arkusz1_2.L120" chart:label-cell-address="Arkusz1_2.B112:Arkusz1_2.C11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ice 1D1D</text:p>
                <text:list>
                  <text:list-item>
                    <text:p>device</text:p>
                  </text:list-item>
                  <text:list-item>
                    <text:p>1D1D</text:p>
                  </text:list-item>
                </text:list>
                <draw:g>
                  <svg:desc>Arkusz1_2.B92:Arkusz1_2.C92</svg:desc>
                </draw:g>
              </table:table-cell>
              <table:table-cell office:value-type="string">
                <text:p>device 2D2D</text:p>
                <text:list>
                  <text:list-item>
                    <text:p>device</text:p>
                  </text:list-item>
                  <text:list-item>
                    <text:p>2D2D</text:p>
                  </text:list-item>
                </text:list>
                <draw:g>
                  <svg:desc>Arkusz1_2.B112:Arkusz1_2.C11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rkusz1_2.A94:Arkusz1_2.A100</svg:desc>
                </draw:g>
              </table:table-cell>
              <table:table-cell office:value-type="float" office:value="0.0000258">
                <text:p>0.0000258</text:p>
                <draw:g>
                  <svg:desc>Arkusz1_2.L93:Arkusz1_2.L100</svg:desc>
                </draw:g>
              </table:table-cell>
              <table:table-cell office:value-type="float" office:value="0.000029">
                <text:p>0.000029</text:p>
                <draw:g>
                  <svg:desc>Arkusz1_2.L113:Arkusz1_2.L12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306">
                <text:p>0.0000306</text:p>
              </table:table-cell>
              <table:table-cell office:value-type="float" office:value="0.0000215">
                <text:p>0.00002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522">
                <text:p>0.0000522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1249">
                <text:p>0.0001249</text:p>
              </table:table-cell>
              <table:table-cell office:value-type="float" office:value="0.0000251">
                <text:p>0.000025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3706">
                <text:p>0.0003706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0014181">
                <text:p>0.0014181</text:p>
              </table:table-cell>
              <table:table-cell office:value-type="float" office:value="0.0001711">
                <text:p>0.000171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0043802">
                <text:p>0.0043802</text:p>
              </table:table-cell>
              <table:table-cell office:value-type="float" office:value="0.0009117">
                <text:p>0.0009117</text:p>
              </table:table-cell>
            </table:table-row>
            <table:table-row>
              <table:table-cell office:value-type="string"/>
              <table:table-cell office:value-type="float" office:value="0.0151672">
                <text:p>0.0151672</text:p>
              </table:table-cell>
              <table:table-cell office:value-type="float" office:value="0.0082275">
                <text:p>0.00822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